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6.4pt"/>
    </style:style>
    <style:style style:name="co2" style:family="table-column">
      <style:table-column-properties fo:break-before="auto" style:column-width="466.36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91.96pt"/>
    </style:style>
    <style:style style:name="co5" style:family="table-column">
      <style:table-column-properties fo:break-before="auto" style:column-width="86.2pt"/>
    </style:style>
    <style:style style:name="co6" style:family="table-column">
      <style:table-column-properties fo:break-before="auto" style:column-width="96.46pt"/>
    </style:style>
    <style:style style:name="co7" style:family="table-column">
      <style:table-column-properties fo:break-before="auto" style:column-width="209.7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Author name</text:p>
          </table:table-cell>
          <table:table-cell table:style-name="ce1" office:value-type="string" calcext:value-type="string">
            <text:p>Author nationality</text:p>
          </table:table-cell>
          <table:table-cell table:style-name="ce1" office:value-type="string" calcext:value-type="string">
            <text:p>Author gender</text:p>
          </table:table-cell>
          <table:table-cell table:style-name="ce1" office:value-type="string" calcext:value-type="string">
            <text:p>Year of publication</text:p>
          </table:table-cell>
          <table:table-cell table:style-name="ce1" office:value-type="string" calcext:value-type="string">
            <text:p>Copyright</text:p>
          </table:table-cell>
          <table:table-cell table:style-name="ce4" table:number-columns-repeated="1017"/>
        </table:table-row>
        <table:table-row table:style-name="ro1">
          <table:table-cell table:style-name="ce2" office:value-type="string" calcext:value-type="string">
            <text:p>Buy.txt.xml</text:p>
          </table:table-cell>
          <table:table-cell table:style-name="ce2" office:value-type="string" calcext:value-type="string">
            <text:p><text:a xlink:href="http://wikitravel.org/en/Naples" xlink:type="simple">http://wikitravel.org/en/Naples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2004" calcext:value-type="float">
            <text:p>2004</text:p>
          </table:table-cell>
          <table:table-cell office:value-type="string" calcext:value-type="string">
            <text:p>Creative Commons Attribution-ShareAlike 3.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pe.txt.xml</text:p>
          </table:table-cell>
          <table:table-cell table:style-name="ce2" office:value-type="string" calcext:value-type="string">
            <text:p><text:a xlink:href="http://wikitravel.org/en/Naples" xlink:type="simple">http://wikitravel.org/en/Naples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2004" calcext:value-type="float">
            <text:p>2004</text:p>
          </table:table-cell>
          <table:table-cell office:value-type="string" calcext:value-type="string">
            <text:p>Creative Commons Attribution-ShareAlike 3.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istricts.txt.xml</text:p>
          </table:table-cell>
          <table:table-cell table:style-name="ce2" office:value-type="string" calcext:value-type="string">
            <text:p><text:a xlink:href="http://wikitravel.org/en/Naples" xlink:type="simple">http://wikitravel.org/en/Naples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2004" calcext:value-type="float">
            <text:p>2004</text:p>
          </table:table-cell>
          <table:table-cell office:value-type="string" calcext:value-type="string">
            <text:p>Creative Commons Attribution-ShareAlike 3.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rink.txt.xml</text:p>
          </table:table-cell>
          <table:table-cell table:style-name="ce2" office:value-type="string" calcext:value-type="string">
            <text:p><text:a xlink:href="http://wikitravel.org/en/Naples" xlink:type="simple">http://wikitravel.org/en/Naples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2004" calcext:value-type="float">
            <text:p>2004</text:p>
          </table:table-cell>
          <table:table-cell office:value-type="string" calcext:value-type="string">
            <text:p>Creative Commons Attribution-ShareAlike 3.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et_around.txt.xml</text:p>
          </table:table-cell>
          <table:table-cell table:style-name="ce2" office:value-type="string" calcext:value-type="string">
            <text:p><text:a xlink:href="http://wikitravel.org/en/Naples" xlink:type="simple">http://wikitravel.org/en/Naples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2004" calcext:value-type="float">
            <text:p>2004</text:p>
          </table:table-cell>
          <table:table-cell office:value-type="string" calcext:value-type="string">
            <text:p>Creative Commons Attribution-ShareAlike 3.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istory.txt.xml</text:p>
          </table:table-cell>
          <table:table-cell table:style-name="ce2" office:value-type="string" calcext:value-type="string">
            <text:p><text:a xlink:href="http://wikitravel.org/en/Naples" xlink:type="simple">http://wikitravel.org/en/Naples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2004" calcext:value-type="float">
            <text:p>2004</text:p>
          </table:table-cell>
          <table:table-cell office:value-type="string" calcext:value-type="string">
            <text:p>Creative Commons Attribution-ShareAlike 3.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eople.txt.xml</text:p>
          </table:table-cell>
          <table:table-cell table:style-name="ce2" office:value-type="string" calcext:value-type="string">
            <text:p><text:a xlink:href="http://wikitravel.org/en/Naples" xlink:type="simple">http://wikitravel.org/en/Naples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2004" calcext:value-type="float">
            <text:p>2004</text:p>
          </table:table-cell>
          <table:table-cell office:value-type="string" calcext:value-type="string">
            <text:p>Creative Commons Attribution-ShareAlike 3.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leep.txt.xml</text:p>
          </table:table-cell>
          <table:table-cell table:style-name="ce2" office:value-type="string" calcext:value-type="string">
            <text:p><text:a xlink:href="http://wikitravel.org/en/Naples" xlink:type="simple">http://wikitravel.org/en/Naples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2004" calcext:value-type="float">
            <text:p>2004</text:p>
          </table:table-cell>
          <table:table-cell office:value-type="string" calcext:value-type="string">
            <text:p>Creative Commons Attribution-ShareAlike 3.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nderstand.txt.xml</text:p>
          </table:table-cell>
          <table:table-cell table:style-name="ce2" office:value-type="string" calcext:value-type="string">
            <text:p><text:a xlink:href="http://wikitravel.org/en/Naples" xlink:type="simple">http://wikitravel.org/en/Naples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2004" calcext:value-type="float">
            <text:p>2004</text:p>
          </table:table-cell>
          <table:table-cell office:value-type="string" calcext:value-type="string">
            <text:p>Creative Commons Attribution-ShareAlike 3.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limate.txt.xml</text:p>
          </table:table-cell>
          <table:table-cell table:style-name="ce2" office:value-type="string" calcext:value-type="string">
            <text:p><text:a xlink:href="http://wikitravel.org/en/Naples" xlink:type="simple">http://wikitravel.org/en/Naples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2004" calcext:value-type="float">
            <text:p>2004</text:p>
          </table:table-cell>
          <table:table-cell office:value-type="string" calcext:value-type="string">
            <text:p>Creative Commons Attribution-ShareAlike 3.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o.txt.xml</text:p>
          </table:table-cell>
          <table:table-cell table:style-name="ce2" office:value-type="string" calcext:value-type="string">
            <text:p><text:a xlink:href="http://wikitravel.org/en/Naples" xlink:type="simple">http://wikitravel.org/en/Naples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2004" calcext:value-type="float">
            <text:p>2004</text:p>
          </table:table-cell>
          <table:table-cell office:value-type="string" calcext:value-type="string">
            <text:p>Creative Commons Attribution-ShareAlike 3.1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at.txt.xml</text:p>
          </table:table-cell>
          <table:table-cell table:style-name="ce2" office:value-type="string" calcext:value-type="string">
            <text:p><text:a xlink:href="http://wikitravel.org/en/Naples" xlink:type="simple">http://wikitravel.org/en/Naples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2004" calcext:value-type="float">
            <text:p>2004</text:p>
          </table:table-cell>
          <table:table-cell office:value-type="string" calcext:value-type="string">
            <text:p>Creative Commons Attribution-ShareAlike 3.1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et_in.txt.xml</text:p>
          </table:table-cell>
          <table:table-cell table:style-name="ce2" office:value-type="string" calcext:value-type="string">
            <text:p><text:a xlink:href="http://wikitravel.org/en/Naples" xlink:type="simple">http://wikitravel.org/en/Naples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2004" calcext:value-type="float">
            <text:p>2004</text:p>
          </table:table-cell>
          <table:table-cell office:value-type="string" calcext:value-type="string">
            <text:p>Creative Commons Attribution-ShareAlike 3.1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ntro.txt.xml</text:p>
          </table:table-cell>
          <table:table-cell table:style-name="ce2" office:value-type="string" calcext:value-type="string">
            <text:p><text:a xlink:href="http://wikitravel.org/en/Naples" xlink:type="simple">http://wikitravel.org/en/Naples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2004" calcext:value-type="float">
            <text:p>2004</text:p>
          </table:table-cell>
          <table:table-cell office:value-type="string" calcext:value-type="string">
            <text:p>Creative Commons Attribution-ShareAlike 3.1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ee.txt.xml</text:p>
          </table:table-cell>
          <table:table-cell table:style-name="ce2" office:value-type="string" calcext:value-type="string">
            <text:p><text:a xlink:href="http://wikitravel.org/en/Naples" xlink:type="simple">http://wikitravel.org/en/Naples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2004" calcext:value-type="float">
            <text:p>2004</text:p>
          </table:table-cell>
          <table:table-cell office:value-type="string" calcext:value-type="string">
            <text:p>Creative Commons Attribution-ShareAlike 3.1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tay_safe.txt.xml</text:p>
          </table:table-cell>
          <table:table-cell table:style-name="ce2" office:value-type="string" calcext:value-type="string">
            <text:p><text:a xlink:href="http://wikitravel.org/en/Naples" xlink:type="simple">http://wikitravel.org/en/Naples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2004" calcext:value-type="float">
            <text:p>2004</text:p>
          </table:table-cell>
          <table:table-cell office:value-type="string" calcext:value-type="string">
            <text:p>Creative Commons Attribution-ShareAlike 3.1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ntroHongKong.txt</text:p>
          </table:table-cell>
          <table:table-cell table:style-name="ce2" office:value-type="string" calcext:value-type="string">
            <text:p><text:a xlink:href="http://www.anc.org/MASC/texts/IntroHongKong.txt" xlink:type="simple">http://www.anc.org/MASC/texts/IntroHongKong.txt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ong_Kong_1.txt.txt</text:p>
          </table:table-cell>
          <table:table-cell table:style-name="ce2" office:value-type="string" calcext:value-type="string">
            <text:p><text:a xlink:href="http://www.anc.org/MASC/texts/WhatToHongKong.txt" xlink:type="simple">http://www.anc.org/MASC/texts/WhatToHongKong.txt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ong_Kong_2.txt.txt</text:p>
          </table:table-cell>
          <table:table-cell table:style-name="ce2" office:value-type="string" calcext:value-type="string">
            <text:p><text:a xlink:href="http://www.anc.org/MASC/texts/WhatToHongKong.txt" xlink:type="simple">http://www.anc.org/MASC/texts/WhatToHongKong.txt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ong_Kong_3.txt.txt</text:p>
          </table:table-cell>
          <table:table-cell table:style-name="ce2" office:value-type="string" calcext:value-type="string">
            <text:p><text:a xlink:href="http://www.anc.org/MASC/texts/WhatToHongKong.txt" xlink:type="simple">http://www.anc.org/MASC/texts/WhatToHongKong.txt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ong_Kong_4.txt.txt</text:p>
          </table:table-cell>
          <table:table-cell table:style-name="ce2" office:value-type="string" calcext:value-type="string">
            <text:p><text:a xlink:href="http://www.anc.org/MASC/texts/WhatToHongKong.txt" xlink:type="simple">http://www.anc.org/MASC/texts/WhatToHongKong.txt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enoa-Do</text:p>
          </table:table-cell>
          <table:table-cell table:style-name="ce2" office:value-type="string" calcext:value-type="string">
            <text:p><text:a xlink:href="http://wikitravel.org/en/Genoa" xlink:type="simple">http://wikitravel.org/en/Genoa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2004" calcext:value-type="float">
            <text:p>2004</text:p>
          </table:table-cell>
          <table:table-cell office:value-type="string" calcext:value-type="string">
            <text:p>Creative Commons Attribution-ShareAlike 3.1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enoa-Get around</text:p>
          </table:table-cell>
          <table:table-cell table:style-name="ce2" office:value-type="string" calcext:value-type="string">
            <text:p><text:a xlink:href="http://wikitravel.org/en/Genoa" xlink:type="simple">http://wikitravel.org/en/Genoa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2004" calcext:value-type="float">
            <text:p>2004</text:p>
          </table:table-cell>
          <table:table-cell office:value-type="string" calcext:value-type="string">
            <text:p>Creative Commons Attribution-ShareAlike 3.1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enoa-Get_in</text:p>
          </table:table-cell>
          <table:table-cell table:style-name="ce2" office:value-type="string" calcext:value-type="string">
            <text:p><text:a xlink:href="http://wikitravel.org/en/Genoa" xlink:type="simple">http://wikitravel.org/en/Genoa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2004" calcext:value-type="float">
            <text:p>2004</text:p>
          </table:table-cell>
          <table:table-cell office:value-type="string" calcext:value-type="string">
            <text:p>Creative Commons Attribution-ShareAlike 3.1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enoa_Intro</text:p>
          </table:table-cell>
          <table:table-cell table:style-name="ce2" office:value-type="string" calcext:value-type="string">
            <text:p><text:a xlink:href="http://wikitravel.org/en/Genoa" xlink:type="simple">http://wikitravel.org/en/Genoa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2004" calcext:value-type="float">
            <text:p>2004</text:p>
          </table:table-cell>
          <table:table-cell office:value-type="string" calcext:value-type="string">
            <text:p>Creative Commons Attribution-ShareAlike 3.1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enoa_Stay_Safe</text:p>
          </table:table-cell>
          <table:table-cell table:style-name="ce2" office:value-type="string" calcext:value-type="string">
            <text:p><text:a xlink:href="http://wikitravel.org/en/Genoa" xlink:type="simple">http://wikitravel.org/en/Genoa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2004" calcext:value-type="float">
            <text:p>2004</text:p>
          </table:table-cell>
          <table:table-cell office:value-type="string" calcext:value-type="string">
            <text:p>Creative Commons Attribution-ShareAlike 3.1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enoa-Understand</text:p>
          </table:table-cell>
          <table:table-cell table:style-name="ce2" office:value-type="string" calcext:value-type="string">
            <text:p><text:a xlink:href="http://wikitravel.org/en/Genoa" xlink:type="simple">http://wikitravel.org/en/Genoa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2004" calcext:value-type="float">
            <text:p>2004</text:p>
          </table:table-cell>
          <table:table-cell office:value-type="string" calcext:value-type="string">
            <text:p>Creative Commons Attribution-ShareAlike 3.2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mpeii-Cash-eat-drink.txt</text:p>
          </table:table-cell>
          <table:table-cell table:style-name="ce2" office:value-type="string" calcext:value-type="string">
            <text:p><text:a xlink:href="http://wikitravel.org/en/Pompeii" xlink:type="simple">http://wikitravel.org/en/Pompeii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2005" calcext:value-type="float">
            <text:p>2005</text:p>
          </table:table-cell>
          <table:table-cell office:value-type="string" calcext:value-type="string">
            <text:p>Creative Commons Attribution-ShareAlike 3.2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mpeii-Do.txt</text:p>
          </table:table-cell>
          <table:table-cell table:style-name="ce2" office:value-type="string" calcext:value-type="string">
            <text:p><text:a xlink:href="http://wikitravel.org/en/Pompeii" xlink:type="simple">http://wikitravel.org/en/Pompeii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2005" calcext:value-type="float">
            <text:p>2005</text:p>
          </table:table-cell>
          <table:table-cell office:value-type="string" calcext:value-type="string">
            <text:p>Creative Commons Attribution-ShareAlike 3.2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mpeii-get_around.txt</text:p>
          </table:table-cell>
          <table:table-cell table:style-name="ce2" office:value-type="string" calcext:value-type="string">
            <text:p><text:a xlink:href="http://wikitravel.org/en/Pompeii" xlink:type="simple">http://wikitravel.org/en/Pompeii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2005" calcext:value-type="float">
            <text:p>2005</text:p>
          </table:table-cell>
          <table:table-cell office:value-type="string" calcext:value-type="string">
            <text:p>Creative Commons Attribution-ShareAlike 3.2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mpeii-get_in.txt</text:p>
          </table:table-cell>
          <table:table-cell table:style-name="ce2" office:value-type="string" calcext:value-type="string">
            <text:p><text:a xlink:href="http://wikitravel.org/en/Pompeii" xlink:type="simple">http://wikitravel.org/en/Pompeii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2005" calcext:value-type="float">
            <text:p>2005</text:p>
          </table:table-cell>
          <table:table-cell office:value-type="string" calcext:value-type="string">
            <text:p>Creative Commons Attribution-ShareAlike 3.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mpeii-Safe_out.txt</text:p>
          </table:table-cell>
          <table:table-cell table:style-name="ce2" office:value-type="string" calcext:value-type="string">
            <text:p><text:a xlink:href="http://wikitravel.org/en/Pompeii" xlink:type="simple">http://wikitravel.org/en/Pompeii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2005" calcext:value-type="float">
            <text:p>2005</text:p>
          </table:table-cell>
          <table:table-cell office:value-type="string" calcext:value-type="string">
            <text:p>Creative Commons Attribution-ShareAlike 3.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mpeii-see.txt</text:p>
          </table:table-cell>
          <table:table-cell table:style-name="ce2" office:value-type="string" calcext:value-type="string">
            <text:p><text:a xlink:href="http://wikitravel.org/en/Pompeii" xlink:type="simple">http://wikitravel.org/en/Pompeii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2005" calcext:value-type="float">
            <text:p>2005</text:p>
          </table:table-cell>
          <table:table-cell office:value-type="string" calcext:value-type="string">
            <text:p>Creative Commons Attribution-ShareAlike 3.2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mpeii-understand.txt</text:p>
          </table:table-cell>
          <table:table-cell table:style-name="ce2" office:value-type="string" calcext:value-type="string">
            <text:p><text:a xlink:href="http://wikitravel.org/en/Pompeii" xlink:type="simple">http://wikitravel.org/en/Pompeii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2005" calcext:value-type="float">
            <text:p>2005</text:p>
          </table:table-cell>
          <table:table-cell office:value-type="string" calcext:value-type="string">
            <text:p>Creative Commons Attribution-ShareAlike 3.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ERTOSA_DI_SAN_MARTINO_DK.txt</text:p>
          </table:table-cell>
          <table:table-cell table:style-name="ce2" office:value-type="string" calcext:value-type="string">
            <text:p><text:a xlink:href="https://books.google.it/books?id=o8XlBwAAQBAJ&amp;pg=PA112&amp;lpg=PA112&amp;dq=%22In+1325+Charles+Duke+of+Calabria+began+construction+of+what+is+one+of+the+richest+monuments+in+Naples.%22&amp;source=bl&amp;ots=SPkNMwqBtc&amp;sig=UetYzr21_XahrVZXG-BnUbuG8lM&amp;hl=it&amp;sa=X&amp;ved=0ahUKEwiq8cX7o_zTAhUKWxoKHcK2DQMQ6AEIJjAA#v=onepage&amp;q=%22In%201325%20Charles%20Duke%20of%20Calabria%20began%20construction%20of%20what%20is%20one%20of%20the%20richest%20monuments%20in%20Naples.%22&amp;f=false" xlink:type="simple">https://books.google.it/books?id=o8XlBwAAQBAJ&amp;pg=PA112&amp;lpg=PA112&amp;dq=%22In+1325+Charles+Duke+of+Calabria+began+construction+of+what+is+one+of+the+richest+monuments+in+Naples.%22&amp;source=bl&amp;ots=SPkNMwqBtc&amp;sig=UetYzr21_XahrVZXG-BnUbuG8lM&amp;hl=it&amp;sa=X&amp;ved=0ahUKEwiq8cX7o_zTAhUKWxoKHcK2DQMQ6AEIJjAA#v=onepage&amp;q=%22In%201325%20Charles%20Duke%20of%20Calabria%20began%20construction%20of%20what%20is%20one%20of%20the%20richest%20monuments%20in%20Naples.%22&amp;f=false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Copyright belongs to DK Eyewitness Trav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he_Big_Sights.txt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float" office:value="2008" calcext:value-type="float">
            <text:p>200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ting_drinking.txt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float" office:value="2008" calcext:value-type="float">
            <text:p>200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aples_Turner.txt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float" office:value="2017" calcext:value-type="float">
            <text:p>20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ertosa_e_Museo_di_San_Martino_LP.txt</text:p>
          </table:table-cell>
          <table:table-cell table:style-name="ce2" office:value-type="string" calcext:value-type="string">
            <text:p><text:a xlink:href="https://www.lonelyplanet.com/italy/naples/attractions/certosa-e-museo-di-san-martino/a/poi-sig/422533/359879" xlink:type="simple">https://www.lonelyplanet.com/italy/naples/attractions/certosa-e-museo-di-san-martino/a/poi-sig/422533/359879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Copyright belongs to DK Lonely Plane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ertosa_di_San_Giacomo_LP.txt</text:p>
          </table:table-cell>
          <table:table-cell table:style-name="ce2" office:value-type="string" calcext:value-type="string">
            <text:p><text:a xlink:href="https://www.lonelyplanet.com/italy/capri-town/attractions/certosa-di-san-giacomo/a/poi-sig/1015464/1325022" xlink:type="simple">https://www.lonelyplanet.com/italy/capri-town/attractions/certosa-di-san-giacomo/a/poi-sig/1015464/1325022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Copyright belongs to DK Lonely Plane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ertosa_di_San_Lorenzo_LP.txt</text:p>
          </table:table-cell>
          <table:table-cell table:style-name="ce2" office:value-type="string" calcext:value-type="string">
            <text:p><text:a xlink:href="https://www.lonelyplanet.com/italy/parco-nazionale-del-cilento-e-vallo-di-diano/attractions/certosa-di-san-lorenzo/a/poi-sig/1139089/1316227" xlink:type="simple">https://www.lonelyplanet.com/italy/parco-nazionale-del-cilento-e-vallo-di-diano/attractions/certosa-di-san-lorenzo/a/poi-sig/1139089/1316227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Copyright belongs to DK Lonely Plane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malfi_Coast_LP.txt</text:p>
          </table:table-cell>
          <table:table-cell table:style-name="ce2" office:value-type="string" calcext:value-type="string">
            <text:p><text:a xlink:href="https://www.lonelyplanet.com/italy/campania/travel-tips-and-articles/planning-your-perfect-trip-to-the-amalfi-coast/40625c8c-8a11-5710-a052-1479d2762003" xlink:type="simple">https://www.lonelyplanet.com/italy/campania/travel-tips-and-articles/planning-your-perfect-trip-to-the-amalfi-coast/40625c8c-8a11-5710-a052-1479d2762003</text:a></text:p>
          </table:table-cell>
          <table:table-cell table:style-name="ce2" office:value-type="string" calcext:value-type="string">
            <text:p>Helena Smith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Copyright belongs to DK Lonely Plane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2_local_experiences_on_the_Amalfi_Coast_LP.txt</text:p>
          </table:table-cell>
          <table:table-cell table:style-name="ce2" office:value-type="string" calcext:value-type="string">
            <text:p><text:a xlink:href="https://www.lonelyplanet.com/italy/amalfi-coast/travel-tips-and-articles/live-the-good-life-12-local-experiences-on-the-amalfi-coast/40625c8c-8a11-5710-a052-1479d277ffb7" xlink:type="simple">https://www.lonelyplanet.com/italy/amalfi-coast/travel-tips-and-articles/live-the-good-life-12-local-experiences-on-the-amalfi-coast/40625c8c-8a11-5710-a052-1479d277ffb7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Copyright belongs to DK Lonely Plane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aples_on_a_plate_LP.txt</text:p>
          </table:table-cell>
          <table:table-cell table:style-name="ce2" office:value-type="string" calcext:value-type="string">
            <text:p><text:a xlink:href="https://www.lonelyplanet.com/italy/campania/naples/travel-tips-and-articles/naples-on-a-plate/40625c8c-8a11-5710-a052-1479d276d5bd" xlink:type="simple">https://www.lonelyplanet.com/italy/campania/naples/travel-tips-and-articles/naples-on-a-plate/40625c8c-8a11-5710-a052-1479d276d5bd</text:a></text:p>
          </table:table-cell>
          <table:table-cell table:style-name="ce2" office:value-type="string" calcext:value-type="string">
            <text:p>Cristian Bonetto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2016" calcext:value-type="float">
            <text:p>2016</text:p>
          </table:table-cell>
          <table:table-cell office:value-type="string" calcext:value-type="string">
            <text:p>Copyright belongs to DK Lonely Plane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enoa_LP.txt</text:p>
          </table:table-cell>
          <table:table-cell table:style-name="ce2" office:value-type="string" calcext:value-type="string">
            <text:p><text:a xlink:href="http://www.lonelyplanet.com/italy/liguria-piedmont-and-valle-daosta/genoa/introduction" xlink:type="simple">http://www.lonelyplanet.com/italy/liguria-piedmont-and-valle-daosta/genoa/introduction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Copyright belongs to DK Lonely Plane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even_sensational_day_trips_from_Naples_LP.txt</text:p>
          </table:table-cell>
          <table:table-cell table:style-name="ce2" office:value-type="string" calcext:value-type="string">
            <text:p><text:a xlink:href="https://www.lonelyplanet.com/italy/campania/travel-tips-and-articles/seven-sensational-day-trips-from-naples/40625c8c-8a11-5710-a052-1479d276ecf5" xlink:type="simple">https://www.lonelyplanet.com/italy/campania/travel-tips-and-articles/seven-sensational-day-trips-from-naples/40625c8c-8a11-5710-a052-1479d276ecf5</text:a></text:p>
          </table:table-cell>
          <table:table-cell table:style-name="ce2" office:value-type="string" calcext:value-type="string">
            <text:p>Bonnie Alberts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Copyright belongs to DK Lonely Plane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pooky_crypts_LP.txt</text:p>
          </table:table-cell>
          <table:table-cell table:style-name="ce2" office:value-type="string" calcext:value-type="string">
            <text:p><text:a xlink:href="https://www.lonelyplanet.com/italy/campania/naples/travel-tips-and-articles/spooky-crypts-and-sparkling-metro-stations-10-adventures-in-naples-underworld/40625c8c-8a11-5710-a052-1479d276fb94" xlink:type="simple">https://www.lonelyplanet.com/italy/campania/naples/travel-tips-and-articles/spooky-crypts-and-sparkling-metro-stations-10-adventures-in-naples-underworld/40625c8c-8a11-5710-a052-1479d276fb94</text:a></text:p>
          </table:table-cell>
          <table:table-cell table:style-name="ce2" office:value-type="string" calcext:value-type="string">
            <text:p>Bonnie Alberts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Copyright belongs to DK Lonely Plane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rotta_Azzurra_LP.txt</text:p>
          </table:table-cell>
          <table:table-cell table:style-name="ce2" office:value-type="string" calcext:value-type="string">
            <text:p><text:a xlink:href="https://www.lonelyplanet.com/italy/anacapri-around/attractions/grotta-azzurra/a/poi-sig/1015465/1325023" xlink:type="simple">https://www.lonelyplanet.com/italy/anacapri-around/attractions/grotta-azzurra/a/poi-sig/1015465/1325023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Copyright belongs to DK Lonely Plane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useo_Archeologico_Nazionale_LP.txt</text:p>
          </table:table-cell>
          <table:table-cell table:style-name="ce2" office:value-type="string" calcext:value-type="string">
            <text:p><text:a xlink:href="http://www.lonelyplanet.com/italy/naples/attractions/museo-archeologico-nazionale/a/poi-sig/422621/359879" xlink:type="simple">http://www.lonelyplanet.com/italy/naples/attractions/museo-archeologico-nazionale/a/poi-sig/422621/359879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Copyright belongs to DK Lonely Plane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alazzo Reale di Capodimonte_LP.txt</text:p>
          </table:table-cell>
          <table:table-cell table:style-name="ce2" office:value-type="string" calcext:value-type="string">
            <text:p><text:a xlink:href="http://www.lonelyplanet.com/italy/naples/attractions/palazzo-reale-di-capodimonte/a/poi-sig/1214196/359879" xlink:type="simple">http://www.lonelyplanet.com/italy/naples/attractions/palazzo-reale-di-capodimonte/a/poi-sig/1214196/359879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Copyright belongs to DK Lonely Plane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uomo_LP.txt</text:p>
          </table:table-cell>
          <table:table-cell table:style-name="ce2" office:value-type="string" calcext:value-type="string">
            <text:p><text:a xlink:href="https://www.lonelyplanet.com/italy/naples/attractions/duomo/a/poi-sig/422593/359879" xlink:type="simple">https://www.lonelyplanet.com/italy/naples/attractions/duomo/a/poi-sig/422593/359879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Copyright belongs to DK Lonely Plane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usei_di_Strada_Nuova_LP.txt</text:p>
          </table:table-cell>
          <table:table-cell table:style-name="ce2" office:value-type="string" calcext:value-type="string">
            <text:p><text:a xlink:href="https://www.lonelyplanet.com/italy/genoa/attractions/musei-di-strada-nuova/a/poi-sig/460568/359915" xlink:type="simple">https://www.lonelyplanet.com/italy/genoa/attractions/musei-di-strada-nuova/a/poi-sig/460568/359915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Copyright belongs to DK Lonely Plane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attedrale_di_San_Lorenzo_LP.txt</text:p>
          </table:table-cell>
          <table:table-cell table:style-name="ce2" office:value-type="string" calcext:value-type="string">
            <text:p><text:a xlink:href="https://www.lonelyplanet.com/italy/genoa/attractions/cattedrale-di-san-lorenzo/a/poi-sig/460558/359915" xlink:type="simple">https://www.lonelyplanet.com/italy/genoa/attractions/cattedrale-di-san-lorenzo/a/poi-sig/460558/359915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Copyright belongs to DK Lonely Plane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uins_of_Pompeii_LP.txt</text:p>
          </table:table-cell>
          <table:table-cell table:style-name="ce2" office:value-type="string" calcext:value-type="string">
            <text:p><text:a xlink:href="https://www.lonelyplanet.com/italy/pompeii/attractions/ruins-of-pompeii/a/poi-sig/1051177/359882" xlink:type="simple">https://www.lonelyplanet.com/italy/pompeii/attractions/ruins-of-pompeii/a/poi-sig/1051177/359882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Copyright belongs to DK Lonely Plane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anta_Chiara_LP.txt</text:p>
          </table:table-cell>
          <table:table-cell table:style-name="ce2" office:value-type="string" calcext:value-type="string">
            <text:p><text:a xlink:href="https://www.lonelyplanet.com/italy/naples/attractions/complesso-monumentale-di-santa-chiara/a/poi-sig/1051198/359879" xlink:type="simple">https://www.lonelyplanet.com/italy/naples/attractions/complesso-monumentale-di-santa-chiara/a/poi-sig/1051198/359879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Copyright belongs to DK Lonely Plane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ntroducing_Naples_LP.txt</text:p>
          </table:table-cell>
          <table:table-cell table:style-name="ce2" office:value-type="string" calcext:value-type="string">
            <text:p><text:a xlink:href="http://www.lonelyplanet.com/italy/campania/naples/introduction" xlink:type="simple">http://www.lonelyplanet.com/italy/campania/naples/introduction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Copyright belongs to DK Lonely Plane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ssential_information_LP.txt</text:p>
          </table:table-cell>
          <table:table-cell table:style-name="ce2" office:value-type="string" calcext:value-type="string">
            <text:p><text:a xlink:href="http://www.lonelyplanet.com/italy/liguria-piedmont-and-valle-daosta/genoa/essential-information" xlink:type="simple">http://www.lonelyplanet.com/italy/liguria-piedmont-and-valle-daosta/genoa/essential-information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Copyright belongs to DK Lonely Plane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ini_guide_to_Naples_LP.txt</text:p>
          </table:table-cell>
          <table:table-cell table:style-name="ce2" office:value-type="string" calcext:value-type="string">
            <text:p><text:a xlink:href="https://www.lonelyplanet.com/italy/campania/naples/travel-tips-and-articles/mini-guide-to-naples-italy/40625c8c-8a11-5710-a052-1479d277c427" xlink:type="simple">https://www.lonelyplanet.com/italy/campania/naples/travel-tips-and-articles/mini-guide-to-naples-italy/40625c8c-8a11-5710-a052-1479d277c427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Copyright belongs to DK Lonely Plane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outhern_drama_queen_LP.txt</text:p>
          </table:table-cell>
          <table:table-cell table:style-name="ce2" office:value-type="string" calcext:value-type="string">
            <text:p><text:a xlink:href="https://www.lonelyplanet.com/italy/campania/naples/travel-tips-and-articles/naples-italys-southern-drama-queen/40625c8c-8a11-5710-a052-1479d2776bbb" xlink:type="simple">https://www.lonelyplanet.com/italy/campania/naples/travel-tips-and-articles/naples-italys-southern-drama-queen/40625c8c-8a11-5710-a052-1479d2776bbb</text:a></text:p>
          </table:table-cell>
          <table:table-cell table:style-name="ce2" office:value-type="string" calcext:value-type="string">
            <text:p>Cristian Bonetto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Copyright belongs to DK Lonely Plane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9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0">00/00/0000</text:date>, <text:time style:data-style-name="N2" text:time-value="17:23:30.2306962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6:33:44.619437302</meta:creation-date>
    <dc:date>2019-09-19T17:52:10.787198346</dc:date>
    <meta:editing-duration>PT9M3S</meta:editing-duration>
    <meta:editing-cycles>2</meta:editing-cycles>
    <meta:generator>LibreOffice/6.0.7.3$Linux_X86_64 LibreOffice_project/00m0$Build-3</meta:generator>
    <meta:document-statistic meta:table-count="1" meta:cell-count="412" meta:object-count="0"/>
  </office:meta>
</office:document-meta>
</file>